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8b55" officeooo:paragraph-rsid="000b8b55"/>
    </style:style>
    <style:style style:name="P2" style:family="paragraph" style:parent-style-name="Standard">
      <style:text-properties officeooo:rsid="000b8b55" officeooo:paragraph-rsid="000b8b55"/>
    </style:style>
    <style:style style:name="P3" style:family="paragraph" style:parent-style-name="Standard">
      <style:text-properties officeooo:rsid="000d88ff" officeooo:paragraph-rsid="000d88ff"/>
    </style:style>
    <style:style style:name="T1" style:family="text">
      <style:text-properties officeooo:rsid="000d88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rea of interest(like-datastructure , <text:span text:style-name="T1">web development, desktop application</text:span>)</text:p>
      <text:p text:style-name="P1">2. <text:s/><text:span text:style-name="T1">which languages are used by the them</text:span></text:p>
      <text:p text:style-name="P3">3.from where did they get the source online.</text:p>
      <text:p text:style-name="P3">4.list the source.</text:p>
      <text:p text:style-name="P3">more :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7:04:28.146817216</meta:creation-date>
    <meta:editing-duration>P0D</meta:editing-duration>
    <meta:editing-cycles>2</meta:editing-cycles>
    <meta:generator>LibreOffice/4.2.3.3$Linux_X86_64 LibreOffice_project/420m0$Build-3</meta:generator>
    <dc:date>2014-07-31T17:08:15.919834144</dc:date>
    <meta:document-statistic meta:table-count="0" meta:image-count="0" meta:object-count="0" meta:page-count="1" meta:paragraph-count="5" meta:word-count="30" meta:character-count="188" meta:non-whitespace-character-count="162"/>
  </office:meta>
</office:document-meta>
</file>